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DejaVu Sans Mono" fo:font-size="12pt"/>
    </style:style>
    <style:style style:name="P4" style:family="paragraph" style:parent-style-name="Preformatted_20_Text">
      <style:paragraph-properties fo:margin-top="0cm" fo:margin-bottom="0cm" fo:padding="0cm" fo:border="none"/>
      <style:text-properties style:font-name="DejaVu Sans Mono" fo:font-size="12pt"/>
    </style:style>
    <style:style style:name="T1" style:family="text">
      <style:text-properties style:font-name="DejaVu Sans Mono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dicator species test</text:p>
      <text:p text:style-name="Standard">for presorted cluster</text:p>
      <text:p text:style-name="Standard">cluster number is = 1 DW 2 EP 3 SL </text:p>
      <text:p text:style-name="Standard"/>
      <text:p text:style-name="Standard">SU cover</text:p>
      <text:p text:style-name="P3"><text:bookmark text:name="rstudio_console_output"/>cluster indicator_value probability</text:p>
      <text:p text:style-name="P4">hypnum.cupressiforme <text:s text:c="9"/>1 <text:s text:c="9"/>0.7575 <text:s text:c="6"/>0.001</text:p>
      <text:p text:style-name="P4">brachythecium.rutabulum <text:s text:c="6"/>1 <text:s text:c="9"/>0.5551 <text:s text:c="6"/>0.008</text:p>
      <text:p text:style-name="P4">orthotrichum.affine <text:s text:c="10"/>2 <text:s text:c="9"/>0.3406 <text:s text:c="6"/>0.012</text:p>
      <text:p text:style-name="P4">polytrichum.formosum <text:s text:c="9"/>3 <text:s text:c="9"/>0.6835 <text:s text:c="6"/>0.001</text:p>
      <text:p text:style-name="P4">scleropodium.purum <text:s text:c="11"/>3 <text:s text:c="9"/>0.3564 <text:s text:c="6"/>0.001</text:p>
      <text:p text:style-name="P4">eurhynchium.striatum <text:s text:c="9"/>3 <text:s text:c="9"/>0.3132 <text:s text:c="6"/>0.006</text:p>
      <text:p text:style-name="P4">eurhynchium.praelongum <text:s text:c="7"/>3 <text:s text:c="9"/>0.2494 <text:s text:c="6"/>0.013</text:p>
      <text:p text:style-name="P1"/>
      <text:p text:style-name="P4"/>
      <text:p text:style-name="P4">SU cover cleaned</text:p>
      <text:p text:style-name="P4"><text:bookmark text:name="rstudio_console_output2"/>cluster indicator_value probability</text:p>
      <text:p text:style-name="P4">brachythecium.rutabulum <text:s text:c="6"/>1 <text:s text:c="9"/>0.5495 <text:s text:c="6"/>0.010</text:p>
      <text:p text:style-name="P4">orthotrichum.affine <text:s text:c="10"/>2 <text:s text:c="9"/>0.4551 <text:s text:c="6"/>0.002</text:p>
      <text:p text:style-name="P4">x <text:s text:c="28"/>2 <text:s text:c="9"/>0.2500 <text:s text:c="6"/>0.032</text:p>
      <text:p text:style-name="P4">polytrichum.formosum <text:s text:c="9"/>3 <text:s text:c="9"/>0.6835 <text:s text:c="6"/>0.001</text:p>
      <text:p text:style-name="P4">scleropodium.purum <text:s text:c="11"/>3 <text:s text:c="9"/>0.3564 <text:s text:c="6"/>0.002</text:p>
      <text:p text:style-name="P4">eurhynchium.striatum <text:s text:c="9"/>3 <text:s text:c="9"/>0.3093 <text:s text:c="6"/>0.012</text:p>
      <text:p text:style-name="P4">eurhynchium.praelongum <text:s text:c="7"/>3 <text:s text:c="9"/>0.2494 <text:s text:c="6"/>0.028</text:p>
      <text:p text:style-name="P4"/>
      <text:p text:style-name="Standard">SU only occure</text:p>
      <text:p text:style-name="P3"><text:bookmark text:name="rstudio_console_output1"/>cluster indicator_value probability</text:p>
      <text:p text:style-name="P4">hypnum.cupressiforme <text:s text:c="12"/>2 <text:s text:c="9"/>0.4632 <text:s text:c="6"/>0.001</text:p>
      <text:p text:style-name="P4">orthotrichum.affine <text:s text:c="13"/>2 <text:s text:c="9"/>0.2598 <text:s text:c="6"/>0.033</text:p>
      <text:p text:style-name="P4">x <text:s text:c="31"/>2 <text:s text:c="9"/>0.1875 <text:s text:c="6"/>0.044</text:p>
      <text:p text:style-name="P4">polytrichum.formosum <text:s text:c="12"/>3 <text:s text:c="9"/>0.5448 <text:s text:c="6"/>0.001</text:p>
      <text:p text:style-name="P4">atrichum.undulatum <text:s text:c="14"/>3 <text:s text:c="9"/>0.5208 <text:s text:c="6"/>0.001</text:p>
      <text:p text:style-name="P4">scleropodium.purum <text:s text:c="14"/>3 <text:s text:c="9"/>0.3091 <text:s text:c="6"/>0.001</text:p>
      <text:p text:style-name="P4">eurhynchium.striatum <text:s text:c="12"/>3 <text:s text:c="9"/>0.2298 <text:s text:c="6"/>0.026</text:p>
      <text:p text:style-name="P4">eurhynchium.praelongum <text:s text:c="10"/>3 <text:s text:c="9"/>0.2057 <text:s text:c="6"/>0.020</text:p>
      <text:p text:style-name="P4">rhytidiadelphus.squarrosus <text:s text:c="6"/>3 <text:s text:c="9"/>0.2057 <text:s text:c="6"/>0.020</text:p>
      <text:p text:style-name="P4"/>
      <text:p text:style-name="P4">SU only occure cleaned</text:p>
      <text:p text:style-name="P2"><text:bookmark text:name="rstudio_console_output3"/><text:s/><text:span text:style-name="T1">cluster indicator_value probability</text:span></text:p>
      <text:p text:style-name="P4">orthotrichum.affine <text:s text:c="13"/>2 <text:s text:c="9"/>0.3689 <text:s text:c="6"/>0.002</text:p>
      <text:p text:style-name="P4">x <text:s text:c="31"/>2 <text:s text:c="9"/>0.2500 <text:s text:c="6"/>0.008</text:p>
      <text:p text:style-name="P4">polytrichum.formosum <text:s text:c="12"/>3 <text:s text:c="9"/>0.5448 <text:s text:c="6"/>0.001</text:p>
      <text:p text:style-name="P4">atrichum.undulatum <text:s text:c="14"/>3 <text:s text:c="9"/>0.5208 <text:s text:c="6"/>0.001</text:p>
      <text:p text:style-name="P4">scleropodium.purum <text:s text:c="14"/>3 <text:s text:c="9"/>0.3091 <text:s text:c="6"/>0.004</text:p>
      <text:p text:style-name="P4">eurhynchium.praelongum <text:s text:c="10"/>3 <text:s text:c="9"/>0.2057 <text:s text:c="6"/>0.040</text:p>
      <text:p text:style-name="P4">rhytidiadelphus.squarrosus <text:s text:c="6"/>3 <text:s text:c="9"/>0.2057 <text:s text:c="6"/>0.043</text:p>
      <text:p text:style-name="Standard"/>
      <text:p text:style-name="Standard">Cleand data sets have no significant indicator for DW (expected because hyp and brahcyo are doiant and miss in cleand datase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2T15:05:51.62</meta:creation-date>
    <dc:date>2020-03-12T15:10:27.62</dc:date>
    <meta:editing-duration>PT4M3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2" meta:word-count="181" meta:character-count="2224"/>
  </office:meta>
</office:document-meta>
</file>